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ffd320" draw:textarea-horizontal-align="justify" draw:textarea-vertical-align="middle" draw:auto-grow-height="false" draw:shadow="hidden"/>
    </style:style>
    <style:style style:name="gr4" style:family="graphic" style:parent-style-name="standard" style:list-style-name="L1">
      <style:graphic-properties draw:fill-color="#ffd320" draw:textarea-horizontal-align="justify" draw:textarea-vertical-align="middle" draw:auto-grow-height="false"/>
    </style:style>
    <style:style style:name="gr5" style:family="graphic" style:parent-style-name="standard">
      <style:graphic-properties draw:fill="solid" draw:fill-color="#ff6633" draw:textarea-horizontal-align="justify" draw:textarea-vertical-align="middle" draw:auto-grow-height="false"/>
    </style:style>
    <style:style style:name="gr6" style:family="graphic" style:parent-style-name="objectwithoutfill">
      <style:graphic-properties draw:marker-start="" draw:marker-start-width="0.3cm" draw:marker-end="Arrow" draw:marker-end-width="0.3cm" draw:fill="none"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marker-start="Arrow" draw:marker-start-width="0.3cm" draw:marker-end="Arrow" draw:marker-end-width="0.3cm" draw:textarea-vertical-align="middle"/>
    </style:style>
    <style:style style:name="gr9" style:family="graphic" style:parent-style-name="standard">
      <style:graphic-properties draw:marker-start="Arrow" draw:marker-start-width="0.3cm" draw:marker-end="Arrow" draw:marker-end-width="0.3cm" draw:textarea-vertical-align="middle"/>
    </style:style>
    <style:style style:name="gr10" style:family="graphic" style:parent-style-name="standard">
      <style:graphic-properties draw:stroke="none" svg:stroke-color="#000000" draw:fill="none" draw:fill-color="#ffffff" fo:min-height="0.635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411cm"/>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5.588cm" svg:height="4.826cm" svg:x="10.652cm" svg:y="1.508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3" draw:id="id3" draw:layer="layout" svg:width="6.35cm" svg:height="2.413cm" svg:x="3.794cm" svg:y="7.858cm">
          <text:p text:style-name="P1">Internet Router</text:p>
          <draw:enhanced-geometry svg:viewBox="0 0 21600 21600" draw:type="rectangle" draw:enhanced-path="M 0 0 L 21600 0 21600 21600 0 21600 0 0 Z N"/>
        </draw:custom-shape>
        <draw:custom-shape draw:style-name="gr2" draw:text-style-name="P1" xml:id="id2" draw:id="id2" draw:layer="layout" svg:width="13.208cm" svg:height="2.286cm" svg:x="1.762cm" svg:y="12.938cm">
          <text:p text:style-name="P1">I2P Router</text:p>
          <draw:enhanced-geometry svg:viewBox="0 0 21600 21600" draw:type="rectangle" draw:enhanced-path="M 0 0 L 21600 0 21600 21600 0 21600 0 0 Z N"/>
        </draw:custom-shape>
        <draw:custom-shape draw:style-name="gr2" draw:text-style-name="P1" draw:layer="layout" svg:width="6.477cm" svg:height="3.937cm" svg:x="2.524cm" svg:y="22.082cm">
          <text:p text:style-name="P1">Vuze</text:p>
          <draw:enhanced-geometry svg:viewBox="0 0 21600 21600" draw:type="rectangle" draw:enhanced-path="M 0 0 L 21600 0 21600 21600 0 21600 0 0 Z N"/>
        </draw:custom-shape>
        <draw:custom-shape draw:style-name="gr3" draw:text-style-name="P1" draw:layer="layout" svg:width="3.302cm" svg:height="1.397cm" svg:x="2.524cm" svg:y="20.685cm">
          <text:p text:style-name="P1">Tracker</text:p>
          <draw:enhanced-geometry svg:viewBox="0 0 21600 21600" draw:type="rectangle" draw:enhanced-path="M 0 0 L 21600 0 21600 21600 0 21600 0 0 Z N"/>
        </draw:custom-shape>
        <draw:custom-shape draw:style-name="gr4" draw:text-style-name="P2" draw:layer="layout" svg:width="5.969cm" svg:height="1.778cm" svg:x="1.762cm" svg:y="15.351cm">
          <text:p text:style-name="P2">Tracker Server</text:p>
          <text:p text:style-name="P2">Tunnel</text:p>
          <draw:enhanced-geometry svg:viewBox="0 0 21600 21600" draw:type="rectangle" draw:enhanced-path="M 0 0 L 21600 0 21600 21600 0 21600 0 0 Z N"/>
        </draw:custom-shape>
        <draw:custom-shape draw:style-name="gr5" draw:text-style-name="P1" draw:layer="layout" svg:width="5.969cm" svg:height="1.778cm" svg:x="9.001cm" svg:y="15.351cm">
          <text:p text:style-name="P1">Data Server</text:p>
          <text:p text:style-name="P1">Tunnel</text:p>
          <draw:enhanced-geometry svg:viewBox="0 0 21600 21600" draw:type="rectangle" draw:enhanced-path="M 0 0 L 21600 0 21600 21600 0 21600 0 0 Z N"/>
        </draw:custom-shape>
        <draw:custom-shape draw:style-name="gr2" draw:text-style-name="P1" xml:id="id1" draw:id="id1" draw:layer="layout" svg:width="5.207cm" svg:height="3.937cm" svg:x="12.811cm" svg:y="21.955cm">
          <text:p text:style-name="P1">Vuze I2P Plugin</text:p>
          <text:p text:style-name="P1">SOCKS</text:p>
          <text:p text:style-name="P1">Proxy</text:p>
          <draw:enhanced-geometry svg:viewBox="0 0 21600 21600" draw:type="rectangle" draw:enhanced-path="M 0 0 L 21600 0 21600 21600 0 21600 0 0 Z N"/>
        </draw:custom-shape>
        <draw:connector draw:style-name="gr6" draw:text-style-name="P1" draw:layer="layout" draw:line-skew="0.135cm" svg:x1="18.018cm" svg:y1="23.923cm" svg:x2="14.97cm" svg:y2="14.081cm" draw:start-shape="id1" draw:end-shape="id2" draw:end-glue-point="1" svg:d="m18018 23923h635v-9842h-3683">
          <text:p text:style-name="P1">Outgoing</text:p>
          <text:p text:style-name="P1">Tracker</text:p>
          <text:p text:style-name="P1">And</text:p>
          <text:p text:style-name="P1">Peer</text:p>
          <text:p text:style-name="P1">Connections</text:p>
        </draw:connector>
        <draw:line draw:style-name="gr7" draw:text-style-name="P1" draw:layer="layout" svg:x1="4.175cm" svg:y1="17.129cm" svg:x2="4.175cm" svg:y2="20.685cm">
          <text:p text:style-name="P1">Incoming</text:p>
          <text:p text:style-name="P1">Tracker</text:p>
        </draw:line>
        <draw:line draw:style-name="gr7" draw:text-style-name="P1" draw:layer="layout" svg:x1="11.922cm" svg:y1="17.129cm" svg:x2="7.604cm" svg:y2="22.082cm">
          <text:p>Incoming Peers</text:p>
        </draw:line>
        <draw:line draw:style-name="gr8" draw:text-style-name="P1" draw:layer="layout" svg:x1="6.969cm" svg:y1="12.938cm" svg:x2="6.969cm" svg:y2="10.271cm">
          <text:p/>
        </draw:line>
        <draw:line draw:style-name="gr9" draw:text-style-name="P1" draw:layer="layout" svg:x1="7.223cm" svg:y1="7.731cm" svg:x2="11.414cm" svg:y2="5.318cm">
          <text:p/>
        </draw:line>
        <draw:line draw:style-name="gr7" draw:text-style-name="P1" draw:layer="layout" svg:x1="9.128cm" svg:y1="23.098cm" svg:x2="12.811cm" svg:y2="23.098cm">
          <text:p text:style-name="P1">Peers</text:p>
        </draw:line>
        <draw:custom-shape draw:style-name="gr2" draw:text-style-name="P1" draw:layer="layout" svg:width="6.477cm" svg:height="3.937cm" svg:x="2.525cm" svg:y="22.083cm">
          <text:p text:style-name="P1">Vuze</text:p>
          <draw:enhanced-geometry svg:viewBox="0 0 21600 21600" draw:type="rectangle" draw:enhanced-path="M 0 0 L 21600 0 21600 21600 0 21600 0 0 Z N"/>
        </draw:custom-shape>
        <draw:line draw:style-name="gr7" draw:text-style-name="P1" draw:layer="layout" svg:x1="9.128cm" svg:y1="24.876cm" svg:x2="12.938cm" svg:y2="24.876cm">
          <text:p text:style-name="P1">Tracker</text:p>
          <text:p text:style-name="P1">Announce</text:p>
        </draw:line>
        <draw:line draw:style-name="gr7" draw:text-style-name="P1" draw:layer="layout" svg:x1="9.509cm" svg:y1="12.684cm" svg:x2="9.509cm" svg:y2="10.271cm">
          <text:p/>
        </draw:line>
        <draw:connector draw:style-name="gr6" draw:text-style-name="P1" draw:layer="layout" draw:line-skew="5.365cm" svg:x1="18.217cm" svg:y1="25.157cm" svg:x2="10.144cm" svg:y2="9.064cm" draw:end-shape="id3" draw:end-glue-point="1" svg:d="m18217 25157h1579v-16093h-9652">
          <text:p/>
        </draw:connector>
        <draw:frame draw:style-name="gr10" draw:layer="layout" svg:width="2.286cm" svg:height="0.963cm" svg:x="16.113cm" svg:y="8.239cm">
          <draw:text-box>
            <text:p>UPnP</text:p>
          </draw:text-box>
        </draw:frame>
        <draw:frame draw:style-name="gr10" draw:layer="layout" svg:width="2.413cm" svg:height="0.963cm" svg:x="9.89cm" svg:y="11.287cm">
          <draw:text-box>
            <text:p>UPnP</text:p>
          </draw:text-box>
        </draw:frame>
        <draw:frame draw:style-name="gr11" draw:layer="layout" svg:width="2.911cm" svg:height="0.963cm" svg:x="4.947cm" svg:y="6.842cm">
          <draw:text-box>
            <text:p>I2P Port</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aul </meta:initial-creator>
    <meta:creation-date>2012-06-30T20:18:51.05</meta:creation-date>
    <dc:date>2012-06-30T20:40:36.39</dc:date>
    <dc:creator>Paul </dc:creator>
    <meta:editing-duration>PT6M25S</meta:editing-duration>
    <meta:editing-cycles>1</meta:editing-cycles>
    <meta:document-statistic meta:object-count="21"/>
    <meta:generator>LibreOffice/3.4$Win32 LibreOffice_project/340m1$Build-302</meta:generator>
  </office:meta>
</office:document-meta>
</file>